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2CE000000389BB9069E9F57C3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85120" officeooo:paragraph-rsid="00885120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24464" officeooo:paragraph-rsid="00824464"/>
    </style:style>
    <style:style style:name="P6" style:family="paragraph" style:parent-style-name="Text_20_body">
      <style:text-properties style:text-position="0% 100%" officeooo:rsid="00824464" officeooo:paragraph-rsid="00885120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1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2" style:family="paragraph" style:parent-style-name="Text_20_body" style:list-style-name="L1">
      <style:text-properties officeooo:rsid="00824464" officeooo:paragraph-rsid="00824464"/>
    </style:style>
    <style:style style:name="P13" style:family="paragraph" style:parent-style-name="Text_20_body" style:list-style-name="L1">
      <style:text-properties officeooo:rsid="00824464" officeooo:paragraph-rsid="00885120"/>
    </style:style>
    <style:style style:name="P14" style:family="paragraph" style:parent-style-name="Text_20_body" style:list-style-name="L1">
      <style:text-properties officeooo:rsid="00885120" officeooo:paragraph-rsid="00885120"/>
    </style:style>
    <style:style style:name="P15" style:family="paragraph" style:parent-style-name="Text_20_body">
      <style:text-properties style:text-position="0% 100%" officeooo:rsid="00824464" officeooo:paragraph-rsid="00885120"/>
    </style:style>
    <style:style style:name="P16" style:family="paragraph" style:parent-style-name="Text_20_body">
      <style:text-properties style:text-position="0% 100%" officeooo:rsid="008c5ec5" officeooo:paragraph-rsid="008c5ec5"/>
    </style:style>
    <style:style style:name="P17" style:family="paragraph" style:parent-style-name="Text_20_body">
      <style:text-properties style:text-position="0% 100%" officeooo:rsid="00885120" officeooo:paragraph-rsid="008851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c5ec5" style:font-weight-asian="bold" style:font-weight-complex="bold"/>
    </style:style>
    <style:style style:name="T4" style:family="text">
      <style:text-properties officeooo:rsid="00885120"/>
    </style:style>
    <style:style style:name="T5" style:family="text">
      <style:text-properties officeooo:rsid="0088f93b"/>
    </style:style>
    <style:style style:name="T6" style:family="text">
      <style:text-properties officeooo:rsid="008af2b0"/>
    </style:style>
    <style:style style:name="T7" style:family="text">
      <style:text-properties officeooo:rsid="008b18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eLine2754720631920">
          <table:table-cell table:style-name="Tabla1.A1" office:value-type="string">
            <text:p text:style-name="P8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Xestión de usuarios I<text:span text:style-name="T5">I</text:span><text:span text:style-name="T6">I</text:span>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754799258848">
          <table:table-cell table:style-name="Tabla4.A1" office:value-type="string">
            <text:p text:style-name="P9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<text:span text:style-name="T6">3</text:span>. <text:span text:style-name="T4">Xestión de usuarios en Linux</text:span></text:p>
            <text:list xml:id="list1393389366" text:style-name="L1">
              <text:list-item>
                <text:p text:style-name="P12"><text:span text:style-name="T4">Crea </text:span><text:span text:style-name="T6">o</text:span><text:span text:style-name="T4"> usuario </text:span><text:span text:style-name="T6">si_1004_nome_apelidos que teña de identificador o número 100</text:span><text:span text:style-name="T7">4</text:span></text:p>
              </text:list-item>
              <text:list-item>
                <text:p text:style-name="P13">Indica <text:span text:style-name="T4">o identificador para o usuario</text:span>.</text:p>
              </text:list-item>
              <text:list-item>
                <text:p text:style-name="P13">Indica <text:span text:style-name="T4">o identificador para o grupo do usuario</text:span>.</text:p>
              </text:list-item>
              <text:list-item>
                <text:p text:style-name="P12"><text:span text:style-name="T4">Indica a ruta do cartafol do usuario</text:span>.</text:p>
              </text:list-item>
              <text:list-item>
                <text:p text:style-name="P14">Indica cal é a shell que emprega o usuario.</text:p>
              </text:list-item>
            </text:list>
          </table:table-cell>
        </table:table-row>
        <table:table-row table:style-name="TableLine2754799255040">
          <table:table-cell table:style-name="Tabla4.A2" table:number-columns-spanned="2" office:value-type="string">
            <text:p text:style-name="P10">Resposta</text:p>
          </table:table-cell>
          <table:covered-table-cell/>
        </table:table-row>
        <table:table-row table:style-name="TableLine2754799246880">
          <table:table-cell table:style-name="Tabla4.A3" table:number-columns-spanned="2" office:value-type="string">
            <text:p text:style-name="P6"/>
            <text:p text:style-name="P6">a) </text:p>
            <text:p text:style-name="P6"><draw:frame draw:style-name="fr1" draw:name="Imagen1" text:anchor-type="char" svg:width="16.806cm" svg:height="1.311cm" draw:z-index="2"><draw:image xlink:href="Pictures/10000201000002CE000000389BB9069E9F57C3A7.png" xlink:type="simple" xlink:show="embed" xlink:actuate="onLoad" draw:mime-type="image/png"/></draw:frame></text:p>
            <text:p text:style-name="P6">b) </text:p>
            <text:p text:style-name="P16">El identificador del usuario es el <text:span text:style-name="T1">1004</text:span></text:p>
            <text:p text:style-name="P5">c)</text:p>
            <text:p text:style-name="P16">El identificador para el grupo del usuario es <text:span text:style-name="T1">1004</text:span></text:p>
            <text:p text:style-name="P5">d)</text:p>
            <text:p text:style-name="P16">La ruta es <text:span text:style-name="T1">/home/si_1004_rodrigo_iglesias</text:span></text:p>
            <text:p text:style-name="P17">e)</text:p>
            <text:p text:style-name="P16">La shell es <text:span text:style-name="T1">:/bin/bash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2-13T18:36:15.020000000</dc:date>
    <meta:editing-duration>PT9H58M30S</meta:editing-duration>
    <meta:editing-cycles>182</meta:editing-cycles>
    <meta:generator>LibreOffice/7.1.2.2$Windows_X86_64 LibreOffice_project/8a45595d069ef5570103caea1b71cc9d82b2aae4</meta:generator>
    <meta:document-statistic meta:table-count="2" meta:image-count="3" meta:object-count="0" meta:page-count="1" meta:paragraph-count="22" meta:word-count="91" meta:character-count="508" meta:non-whitespace-character-count="437"/>
  </office:meta>
</office:document-meta>
</file>